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Votos.G1" style:family="table-cell">
      <style:table-cell-properties fo:padding="0.049cm" fo:border="0.05pt solid #000000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G1" style:family="table-cell">
      <style:table-cell-properties fo:padding="0.049cm" fo:border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C1" style:family="table-cell">
      <style:table-cell-properties fo:padding="0.049cm" fo:border="0.05pt solid #000000" style:writing-mode="page"/>
    </style:style>
    <style:style style:name="P1" style:family="paragraph" style:parent-style-name="Text_20_body">
      <style:text-properties officeooo:rsid="000336e2" officeooo:paragraph-rsid="000336e2"/>
    </style:style>
    <style:style style:name="P2" style:family="paragraph" style:parent-style-name="Text_20_body">
      <style:text-properties officeooo:paragraph-rsid="000336e2"/>
    </style:style>
    <style:style style:name="P3" style:family="paragraph" style:parent-style-name="Text_20_body">
      <style:text-properties officeooo:rsid="00065a03" officeooo:paragraph-rsid="00065a03"/>
    </style:style>
    <style:style style:name="P4" style:family="paragraph" style:parent-style-name="Table_20_Contents">
      <style:text-properties officeooo:rsid="00065a03" officeooo:paragraph-rsid="00065a03"/>
    </style:style>
    <style:style style:name="P5" style:family="paragraph" style:parent-style-name="Table_20_Contents">
      <style:paragraph-properties style:writing-mode="lr-tb"/>
      <style:text-properties officeooo:rsid="00065a03" officeooo:paragraph-rsid="0007c2cc"/>
    </style:style>
    <style:style style:name="P6" style:family="paragraph" style:parent-style-name="Table_20_Contents">
      <style:text-properties officeooo:rsid="0011fc4f" officeooo:paragraph-rsid="0011fc4f"/>
    </style:style>
    <style:style style:name="P7" style:family="paragraph" style:parent-style-name="Text_20_body">
      <style:text-properties officeooo:rsid="0007c2cc" officeooo:paragraph-rsid="0007c2cc"/>
    </style:style>
    <style:style style:name="P8" style:family="paragraph" style:parent-style-name="Table_20_Contents">
      <style:text-properties officeooo:rsid="0007c2cc" officeooo:paragraph-rsid="0007c2cc"/>
    </style:style>
    <style:style style:name="P9" style:family="paragraph" style:parent-style-name="Text_20_body">
      <style:text-properties officeooo:rsid="0007c2cc" officeooo:paragraph-rsid="001281e9"/>
    </style:style>
    <style:style style:name="P10" style:family="paragraph" style:parent-style-name="Text_20_body">
      <style:text-properties officeooo:rsid="00085538" officeooo:paragraph-rsid="00085538"/>
    </style:style>
    <style:style style:name="P11" style:family="paragraph" style:parent-style-name="Text_20_body">
      <style:text-properties officeooo:rsid="000ae2f2" officeooo:paragraph-rsid="000ae2f2"/>
    </style:style>
    <style:style style:name="P12" style:family="paragraph" style:parent-style-name="Text_20_body">
      <style:text-properties officeooo:paragraph-rsid="001a7bcc"/>
    </style:style>
    <style:style style:name="P13" style:family="paragraph" style:parent-style-name="Text_20_body">
      <style:text-properties fo:font-weight="bold" officeooo:rsid="001b51c6" officeooo:paragraph-rsid="001a7bcc" style:font-weight-asian="bold" style:font-weight-complex="bold"/>
    </style:style>
    <style:style style:name="P14" style:family="paragraph" style:parent-style-name="Text_20_body">
      <style:text-properties officeooo:rsid="001a14ff" officeooo:paragraph-rsid="001a7bcc"/>
    </style:style>
    <style:style style:name="P15" style:family="paragraph" style:parent-style-name="Text_20_body">
      <style:text-properties officeooo:rsid="001b51c6" officeooo:paragraph-rsid="001a7bcc"/>
    </style:style>
    <style:style style:name="P16" style:family="paragraph" style:parent-style-name="Text_20_body">
      <style:text-properties fo:font-weight="normal" officeooo:rsid="001b51c6" officeooo:paragraph-rsid="001a7bcc" style:font-weight-asian="normal" style:font-weight-complex="normal"/>
    </style:style>
    <style:style style:name="P17" style:family="paragraph" style:parent-style-name="Text_20_body">
      <style:text-properties officeooo:rsid="000ced9f" officeooo:paragraph-rsid="000ced9f"/>
    </style:style>
    <style:style style:name="P18" style:family="paragraph" style:parent-style-name="Text_20_body">
      <style:text-properties officeooo:paragraph-rsid="001281e9"/>
    </style:style>
    <style:style style:name="P19" style:family="paragraph" style:parent-style-name="Text_20_body">
      <style:text-properties officeooo:rsid="001b5831" officeooo:paragraph-rsid="001b5831"/>
    </style:style>
    <style:style style:name="P20" style:family="paragraph" style:parent-style-name="Text_20_body">
      <style:text-properties officeooo:rsid="001b5831" officeooo:paragraph-rsid="001c4392"/>
    </style:style>
    <style:style style:name="P21" style:family="paragraph" style:parent-style-name="Text_20_body">
      <style:paragraph-properties style:writing-mode="lr-tb"/>
      <style:text-properties officeooo:rsid="0018b3d2" officeooo:paragraph-rsid="0018b3d2"/>
    </style:style>
    <style:style style:name="P22" style:family="paragraph" style:parent-style-name="Text_20_body">
      <style:text-properties officeooo:rsid="0018b3d2" officeooo:paragraph-rsid="0018b3d2"/>
    </style:style>
    <style:style style:name="P23" style:family="paragraph" style:parent-style-name="Text_20_body">
      <style:text-properties officeooo:rsid="0018eaab" officeooo:paragraph-rsid="0018eaab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ext_20_body">
      <style:text-properties officeooo:paragraph-rsid="00201e9f"/>
    </style:style>
    <style:style style:name="P28" style:family="paragraph" style:parent-style-name="Standard">
      <style:text-properties style:font-name="Liberation Serif" officeooo:paragraph-rsid="001e2aa0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06401d" officeooo:paragraph-rsid="001e2aa0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1e2aa0" officeooo:paragraph-rsid="001e2aa0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13c129" officeooo:paragraph-rsid="001e2aa0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weight="bold" officeooo:rsid="002fde3a" officeooo:paragraph-rsid="001e2aa0" style:font-weight-asian="bold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weight="bold" officeooo:rsid="001e2aa0" officeooo:paragraph-rsid="001e2aa0" style:font-weight-asian="bold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3a7360" officeooo:paragraph-rsid="001e2aa0"/>
    </style:style>
    <style:style style:name="P35" style:family="paragraph" style:parent-style-name="Text_20_body">
      <style:text-properties officeooo:paragraph-rsid="000ae2f2"/>
    </style:style>
    <style:style style:name="P36" style:family="paragraph" style:parent-style-name="Text_20_body">
      <style:text-properties officeooo:paragraph-rsid="000b0393"/>
    </style:style>
    <style:style style:name="P37" style:family="paragraph" style:parent-style-name="Text_20_body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8" style:family="paragraph" style:parent-style-name="Heading_20_1">
      <style:text-properties fo:font-size="12pt" officeooo:rsid="000336e2" officeooo:paragraph-rsid="000336e2" style:font-size-asian="10.5pt" style:font-size-complex="12pt"/>
    </style:style>
    <style:style style:name="P39" style:family="paragraph" style:parent-style-name="Heading_20_1">
      <style:text-properties officeooo:rsid="000336e2" officeooo:paragraph-rsid="000336e2"/>
    </style:style>
    <style:style style:name="P40" style:family="paragraph" style:parent-style-name="Heading_20_1">
      <style:text-properties officeooo:rsid="00201e9f" officeooo:paragraph-rsid="00201e9f"/>
    </style:style>
    <style:style style:name="P41" style:family="paragraph" style:parent-style-name="Heading_20_2">
      <style:text-properties officeooo:rsid="00201e9f" officeooo:paragraph-rsid="00201e9f"/>
    </style:style>
    <style:style style:name="P42" style:family="paragraph" style:parent-style-name="Heading_20_2">
      <style:text-properties officeooo:rsid="000ae2f2" officeooo:paragraph-rsid="000ae2f2"/>
    </style:style>
    <style:style style:name="P43" style:family="paragraph" style:parent-style-name="Heading_20_2">
      <style:text-properties officeooo:rsid="000b0393" officeooo:paragraph-rsid="000b0393"/>
    </style:style>
    <style:style style:name="P44" style:family="paragraph" style:parent-style-name="Heading_20_2">
      <style:text-properties officeooo:rsid="001281e9" officeooo:paragraph-rsid="001281e9"/>
    </style:style>
    <style:style style:name="P45" style:family="paragraph" style:parent-style-name="Text_20_body" style:list-style-name="L1">
      <style:text-properties officeooo:rsid="001a14ff" officeooo:paragraph-rsid="001a7bcc"/>
    </style:style>
    <style:style style:name="P46" style:family="paragraph" style:parent-style-name="Text_20_body" style:list-style-name="L2">
      <style:text-properties fo:font-weight="normal" officeooo:rsid="001b51c6" officeooo:paragraph-rsid="001a7bcc" style:font-weight-asian="normal" style:font-weight-complex="normal"/>
    </style:style>
    <style:style style:name="P47" style:family="paragraph" style:parent-style-name="Text_20_body" style:list-style-name="L3">
      <style:text-properties fo:font-weight="normal" officeooo:rsid="001b51c6" officeooo:paragraph-rsid="001a7bcc" style:font-weight-asian="normal" style:font-weight-complex="normal"/>
    </style:style>
    <style:style style:name="P48" style:family="paragraph" style:parent-style-name="Text_20_body" style:list-style-name="L3">
      <style:text-properties fo:font-weight="normal" officeooo:rsid="001cb4f4" officeooo:paragraph-rsid="001a7bcc" style:font-weight-asian="normal" style:font-weight-complex="normal"/>
    </style:style>
    <style:style style:name="P49" style:family="paragraph" style:parent-style-name="Text_20_body">
      <style:text-properties officeooo:rsid="0018eaab" officeooo:paragraph-rsid="0018eaab"/>
    </style:style>
    <style:style style:name="T1" style:family="text">
      <style:text-properties officeooo:rsid="001c61fa"/>
    </style:style>
    <style:style style:name="T2" style:family="text">
      <style:text-properties officeooo:rsid="00087b90"/>
    </style:style>
    <style:style style:name="T3" style:family="text">
      <style:text-properties officeooo:rsid="000ae2f2"/>
    </style:style>
    <style:style style:name="T4" style:family="text">
      <style:text-properties officeooo:rsid="0007c2c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b51c6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b4f4" style:font-weight-asian="normal" style:font-weight-complex="normal"/>
    </style:style>
    <style:style style:name="T10" style:family="text">
      <style:text-properties officeooo:rsid="001281e9"/>
    </style:style>
    <style:style style:name="T11" style:family="text">
      <style:text-properties officeooo:rsid="0013beca"/>
    </style:style>
    <style:style style:name="T12" style:family="text">
      <style:text-properties officeooo:rsid="00148793"/>
    </style:style>
    <style:style style:name="T13" style:family="text">
      <style:text-properties officeooo:rsid="00156473"/>
    </style:style>
    <style:style style:name="T14" style:family="text">
      <style:text-properties officeooo:rsid="0015bb99"/>
    </style:style>
    <style:style style:name="T15" style:family="text">
      <style:text-properties officeooo:rsid="003cfdfd"/>
    </style:style>
    <style:style style:name="T16" style:family="text">
      <style:text-properties officeooo:rsid="00201e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9">Universidade Estadual Paul<text:span text:style-name="T15">is</text:span>ta “Júlio de Mesquita Filho”</text:p>
      <text:p text:style-name="P29">Faculdade de Ciências e Tecnologia</text:p>
      <text:p text:style-name="P29"/>
      <text:p text:style-name="P30">Paulo Sergio Campos de Lima</text:p>
      <text:p text:style-name="P31">Roberto Augusto dos Santos Colatt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1"/>
      <text:p text:style-name="P31"/>
      <text:p text:style-name="P33">Sistema de Votaçã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Ronaldo Celso Messias Correia</text:p>
      <text:p text:style-name="P31">Presidente Prudente</text:p>
      <text:p text:style-name="P31">2025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26">Sumário</text:p>
          </text:index-title>
          <text:p text:style-name="P24"><text:a xlink:type="simple" xlink:href="#__RefHeading___Toc1629_2446778808" text:style-name="Index_20_Link" text:visited-style-name="Index_20_Link">1. Especificação do problema<text:tab/>2</text:a></text:p>
          <text:p text:style-name="P25"><text:a xlink:type="simple" xlink:href="#__RefHeading___Toc1631_2446778808" text:style-name="Index_20_Link" text:visited-style-name="Index_20_Link">1.1 Entidades<text:tab/>2</text:a></text:p>
          <text:p text:style-name="P25"><text:a xlink:type="simple" xlink:href="#__RefHeading___Toc1633_2446778808" text:style-name="Index_20_Link" text:visited-style-name="Index_20_Link">1.2 Relacionamentos<text:tab/>2</text:a></text:p>
          <text:p text:style-name="P24"><text:a xlink:type="simple" xlink:href="#__RefHeading___Toc1635_2446778808" text:style-name="Index_20_Link" text:visited-style-name="Index_20_Link">2. Normalização<text:tab/>3</text:a></text:p>
          <text:p text:style-name="P24"><text:a xlink:type="simple" xlink:href="#__RefHeading___Toc1643_2446778808" text:style-name="Index_20_Link" text:visited-style-name="Index_20_Link">3. Consultas<text:tab/>4</text:a></text:p>
          <text:p text:style-name="P25"><text:a xlink:type="simple" xlink:href="#__RefHeading___Toc1645_2446778808" text:style-name="Index_20_Link" text:visited-style-name="Index_20_Link">3.1 Principais Consultas<text:tab/>4</text:a></text:p>
          <text:p text:style-name="P25"><text:a xlink:type="simple" xlink:href="#__RefHeading___Toc1647_2446778808" text:style-name="Index_20_Link" text:visited-style-name="Index_20_Link">3.2 Implementação da Consultas<text:tab/>4</text:a></text:p>
        </text:index-body>
      </text:table-of-content>
      <text:h text:style-name="P38" text:outline-level="1"/>
      <text:h text:style-name="P39" text:outline-level="1"><text:bookmark-start text:name="__RefHeading___Toc1629_2446778808"/><text:span text:style-name="T16">1. </text:span>Especificação do problema<text:bookmark-end text:name="__RefHeading___Toc1629_2446778808"/></text:h>
      <text:p text:style-name="P2"/>
      <text:p text:style-name="P1">A empresa SurveyInc faz pesquisas sobre produtos. Na sua nova pesquisa, ela vai fazer uma votação sobre espec<text:span text:style-name="T1">í</text:span>ficos produtos, e qual é opinião do público sobre eles. <text:span text:style-name="T2">Cada produto é produzido por uma empresa, que pode ter produzido v</text:span><text:span text:style-name="T1">ário</text:span><text:span text:style-name="T2">s produtos.</text:span></text:p>
      <text:p text:style-name="P1"/>
      <text:h text:style-name="P41" text:outline-level="2"><text:bookmark-start text:name="__RefHeading___Toc1631_2446778808"/>1.1 Entidades<text:bookmark-end text:name="__RefHeading___Toc1631_2446778808"/></text:h>
      <text:p text:style-name="P27"/>
      <text:p text:style-name="P3"><text:span text:style-name="T3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4"><text:span text:style-name="T3">resposta</text:span>_id</text:p>
          </table:table-cell>
          <table:table-cell table:style-name="Votos.A1" office:value-type="string">
            <text:p text:style-name="P4">produto</text:p>
          </table:table-cell>
          <table:table-cell table:style-name="Votos.A1" office:value-type="string">
            <text:p text:style-name="P4">opini<text:span text:style-name="T16">a</text:span>o</text:p>
          </table:table-cell>
          <table:table-cell table:style-name="Votos.A1" office:value-type="string">
            <text:p text:style-name="P4">estado</text:p>
          </table:table-cell>
          <table:table-cell table:style-name="Votos.A1" office:value-type="string">
            <text:p text:style-name="P6">dia</text:p>
          </table:table-cell>
          <table:table-cell table:style-name="Votos.A1" office:value-type="string">
            <text:p text:style-name="P6">mes</text:p>
          </table:table-cell>
          <table:table-cell table:style-name="Votos.G1" office:value-type="string">
            <text:p text:style-name="P6">ano</text:p>
          </table:table-cell>
        </table:table-row>
      </table:table>
      <text:p text:style-name="P7"><text:span text:style-name="T3">resposta</text:span>_id é uma chave primária.</text:p>
      <text:p text:style-name="P7">produto é uma chave estrangeira, de produto_id.</text:p>
      <text:p text:style-name="P3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">produto_id</text:p>
          </table:table-cell>
          <table:table-cell table:style-name="Tabela1.A1" office:value-type="string">
            <text:p text:style-name="P4">preco</text:p>
          </table:table-cell>
          <table:table-cell table:style-name="Tabela1.A1" office:value-type="string">
            <text:p text:style-name="P4">empresa</text:p>
          </table:table-cell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6">dia</text:p>
          </table:table-cell>
          <table:table-cell table:style-name="Tabela1.A1" office:value-type="string">
            <text:p text:style-name="P6">mes</text:p>
          </table:table-cell>
          <table:table-cell table:style-name="Tabela1.G1" office:value-type="string">
            <text:p text:style-name="P6">ano</text:p>
          </table:table-cell>
        </table:table-row>
      </table:table>
      <text:p text:style-name="P7">produto_id é a chave primária.</text:p>
      <text:p text:style-name="P7">empresa é uma chave estrangeira, de empresa_id.</text:p>
      <text:p text:style-name="P7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"><text:span text:style-name="T4">empresa</text:span>_id</text:p>
          </table:table-cell>
          <table:table-cell table:style-name="Tabela2.A1" office:value-type="string">
            <text:p text:style-name="P8">nome</text:p>
          </table:table-cell>
          <table:table-cell table:style-name="Tabela2.C1" office:value-type="string">
            <text:p text:style-name="P8">contato</text:p>
          </table:table-cell>
        </table:table-row>
      </table:table>
      <text:p text:style-name="P10">empresa_id é a chave primária.</text:p>
      <text:p text:style-name="P10"/>
      <text:h text:style-name="P42" text:outline-level="2"><text:bookmark-start text:name="__RefHeading___Toc1633_2446778808"/><text:span text:style-name="T16">1.2 </text:span>Relacionamentos<text:bookmark-end text:name="__RefHeading___Toc1633_2446778808"/></text:h>
      <text:p text:style-name="P35"/>
      <text:p text:style-name="P11">Cada voto é relacionado a um único produto, sendo assim uma relação one-to-many.</text:p>
      <text:p text:style-name="P11">Cada empresa tem vários produtos, one-to-many.</text:p>
      <text:p text:style-name="P11"><text:soft-page-break/></text:p>
      <text:h text:style-name="Heading_20_1" text:outline-level="1"><text:bookmark-start text:name="__RefHeading___Toc1635_2446778808"/><text:span text:style-name="T16">2. </text:span>Normalização<text:bookmark-end text:name="__RefHeading___Toc1635_2446778808"/></text:h>
      <text:p text:style-name="P12"/>
      <text:p text:style-name="P37"><text:bookmark-start text:name="__RefHeading___Toc1637_2446778808"/>1ª Forma Normal<text:bookmark-end text:name="__RefHeading___Toc1637_2446778808"/></text:p>
      <text:p text:style-name="P14">Uma relação está na 1ª Forma Normal se:</text:p>
      <text:list text:style-name="L1">
        <text:list-item>
          <text:p text:style-name="P45">Parte da definição formal do Modelo Relacional.</text:p>
        </text:list-item>
        <text:list-item>
          <text:p text:style-name="P45">Todos os atributos da relação devem ser atômicos e monovalorados.</text:p>
        </text:list-item>
        <text:list-item>
          <text:p text:style-name="P45">Cada ocorrência da chave primária deve corresponder a uma única informação de cada atributo, ou seja, a entidade não deve conter grupos, ou seja, a entidade não deve conter grupos multivalorados.</text:p>
        </text:list-item>
        <text:list-item>
          <text:p text:style-name="P45">Gerar uma nova relação contendo o grupo de repetição e a chave primária da relação original.</text:p>
        </text:list-item>
      </text:list>
      <text:p text:style-name="P15">Precisamos analisar as tabelas definidas na com base no Modelo Relacional:</text:p>
      <text:p text:style-name="P15">Resposta(<text:span text:style-name="T5">resposta_id</text:span>(PK), produto(FK), opiniao, estado, dia, mes, ano)</text:p>
      <text:p text:style-name="P15">Produtos(<text:span text:style-name="T5">produto_id</text:span>(PK), preco, empresa_id(FK), nome, dia, mes, ano)</text:p>
      <text:p text:style-name="P15">Empresas(<text:span text:style-name="T5">empresa_id</text:span>(PK), nome, contato)</text:p>
      <text:p text:style-name="P15">Todas as tabelas atendem às características da 1ª Forma Normal.</text:p>
      <text:p text:style-name="P15"/>
      <text:p text:style-name="P37"><text:bookmark-start text:name="__RefHeading___Toc1639_2446778808"/><text:span text:style-name="T6">2</text:span>ª Forma Normal<text:bookmark-end text:name="__RefHeading___Toc1639_2446778808"/></text:p>
      <text:p text:style-name="P16">Uma relação está na 2ª Forma Normal se:</text:p>
      <text:list text:style-name="L2">
        <text:list-item>
          <text:p text:style-name="P46">Está na 1ª Forma Normal.</text:p>
        </text:list-item>
        <text:list-item>
          <text:p text:style-name="P46">Não existe atributo não chave que é dependente de somente uma parte da chave primária.</text:p>
        </text:list-item>
        <text:list-item>
          <text:p text:style-name="P46">Dependência funcional total.</text:p>
        </text:list-item>
      </text:list>
      <text:p text:style-name="P16">Analisando as tabelas na 1ª Forma Normal:</text:p>
      <text:p text:style-name="P15">Resposta(<text:span text:style-name="T5">resposta_id</text:span>(PK), produto(FK), opiniao, estado, dia, mes, ano)</text:p>
      <text:p text:style-name="P15">Produtos(<text:span text:style-name="T7">produto_id</text:span>(PK), preco, empresa_id(FK), nome, dia, mes, ano)</text:p>
      <text:p text:style-name="P15">Empresas(<text:span text:style-name="T5">empresa_id</text:span>(PK), nome, contato)</text:p>
      <text:p text:style-name="P16">Todas as tabelas atendem às características da 2ª Forma Normal.</text:p>
      <text:p text:style-name="P15"><text:span text:style-name="T8"/></text:p>
      <text:p text:style-name="P37"><text:bookmark-start text:name="__RefHeading___Toc1641_2446778808"/><text:span text:style-name="T6">3</text:span>ª Forma Normal<text:bookmark-end text:name="__RefHeading___Toc1641_2446778808"/></text:p>
      <text:p text:style-name="P16">Uma relação está na 3ª Forma Normal se:</text:p>
      <text:list text:style-name="L3">
        <text:list-item>
          <text:p text:style-name="P47">Está na 2ª Forma Normal.</text:p>
        </text:list-item>
        <text:list-item>
          <text:p text:style-name="P48"><text:soft-page-break/>Não existem atributos não chave que sejam dependentes de outros atributos não chave.</text:p>
        </text:list-item>
        <text:list-item>
          <text:p text:style-name="P48">Dependência transitiva.</text:p>
        </text:list-item>
      </text:list>
      <text:p text:style-name="P13"><text:span text:style-name="T8">Analisando as tabelas na </text:span><text:span text:style-name="T9">2</text:span><text:span text:style-name="T8">ª Forma Normal:</text:span></text:p>
      <text:p text:style-name="P15">Resposta(<text:span text:style-name="T5">resposta_id</text:span>(PK), produto(FK), opiniao, estado, dia, mes, ano)</text:p>
      <text:p text:style-name="P15">Produtos(<text:span text:style-name="T5">produto_id(</text:span>PK), preco, empresa_id(FK), nome, dia, mes, ano)</text:p>
      <text:p text:style-name="P15">Empresas(<text:span text:style-name="T5">empresa_id</text:span>(PK), nome, contato)</text:p>
      <text:p text:style-name="P15"><text:span text:style-name="T8">Todas as tabelas atendem às características da </text:span><text:span text:style-name="T9">3</text:span><text:span text:style-name="T8">ª Forma Normal.</text:span></text:p>
      <text:p text:style-name="P15"><text:span text:style-name="T8"/></text:p>
      <text:h text:style-name="P40" text:outline-level="1"><text:bookmark-start text:name="__RefHeading___Toc1643_2446778808"/>3. Consultas<text:bookmark-end text:name="__RefHeading___Toc1643_2446778808"/></text:h>
      <text:p text:style-name="P27"/>
      <text:h text:style-name="P43" text:outline-level="2" text:is-list-header="true"><text:bookmark-start text:name="__RefHeading___Toc1645_2446778808"/><text:span text:style-name="T16">3.1 </text:span>Principais <text:span text:style-name="T16">Consultas</text:span><text:bookmark-end text:name="__RefHeading___Toc1645_2446778808"/></text:h>
      <text:p text:style-name="P36"/>
      <text:p text:style-name="P17">Precisamos saber a opinião média de um produto, a maior opinião de um produto, e a menor opinião de um produto.</text:p>
      <text:p text:style-name="P17">Além disso, precisamos saber qual o melhor produto de uma empresa, e qual é seu pior produto.</text:p>
      <text:p text:style-name="P17"/>
      <text:h text:style-name="P44" text:outline-level="2"><text:bookmark-start text:name="__RefHeading___Toc1647_2446778808"/><text:span text:style-name="T16">3.2 </text:span>Implementação da Consultas<text:bookmark-end text:name="__RefHeading___Toc1647_2446778808"/></text:h>
      <text:p text:style-name="P18"/>
      <text:p text:style-name="P37"><text:bookmark-start text:name="__RefHeading___Toc1649_2446778808"/><text:span text:style-name="T10">Consulta 1: </text:span><text:span text:style-name="T11">Média de opinião de um produto</text:span><text:bookmark-end text:name="__RefHeading___Toc1649_2446778808"/></text:p>
      <text:p text:style-name="P19">Álgebra Relacional: <draw:frame draw:style-name="fr1" draw:name="Objeto1" text:anchor-type="as-char" svg:y="-0.388cm" svg:width="14.467cm" svg:height="0.56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8"><text:span text:style-name="T12">SQL:</text:span> SELECT nome,precoprodutos.dia,produtos.mes,produtos.ano,AVG(opiniao) FROM produtos INNER JOIN resposta ON resposta.produto = produtos.produto_id WHERE nome = "&lt;<text:span text:style-name="T12">nome do produto&gt;</text:span>" <text:s/>GROUP BY produto_id;</text:p>
      <text:p text:style-name="P37"><text:bookmark-start text:name="__RefHeading___Toc1651_2446778808"/>Consulta 2: Média d<text:span text:style-name="T13">o preço de produtos de uma</text:span> empresa<text:bookmark-end text:name="__RefHeading___Toc1651_2446778808"/></text:p>
      <text:p text:style-name="P19">Álgebra Relacional:</text:p>
      <text:p text:style-name="P19"><draw:frame draw:style-name="fr1" draw:name="Objeto2" text:anchor-type="as-char" svg:y="-0.388cm" svg:width="14.644cm" svg:height="0.56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9"><text:span text:style-name="T14">SQL:</text:span> SELECT empresas.nome,AVG(preco) from empresas INNER JOIN produtos ON empresas.empresa_id = produtos.empresa_id WHERE empresas.nome = "SnackCo" GROUP BY empresas.empresa_id; </text:p>
      <text:p text:style-name="P37"><text:bookmark-start text:name="__RefHeading___Toc1653_2446778808"/>Consulta 3: Opinião média de uma empresa<text:bookmark-end text:name="__RefHeading___Toc1653_2446778808"/></text:p>
      <text:p text:style-name="P19"><text:soft-page-break/>Álgebra Relacional:<draw:frame draw:style-name="fr1" draw:name="Objeto4" text:anchor-type="as-char" svg:y="-0.325cm" svg:width="17.521cm" svg:height="0.47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1">SQL: SELECT empresas.nome, AVG(opiniao) from empresas INNER JOIN produtos ON empresas.empresa_id = produtos.empresa_id INNER JOIN resposta ON resposta.produto = produtos.produto_id WHERE empresas.nome = "&lt;nome da empresa&gt;" GROUP BY empresas.empresa_id;</text:p>
      <text:p text:style-name="P37"><text:bookmark-start text:name="__RefHeading___Toc1655_2446778808"/>Consulta 4: Produtos maiores que x preço<text:bookmark-end text:name="__RefHeading___Toc1655_2446778808"/></text:p>
      <text:p text:style-name="P20">Álgebra Relacional: <draw:frame draw:style-name="fr1" draw:name="Objeto3" text:anchor-type="as-char" svg:y="-0.379cm" svg:width="2.76cm" svg:height="0.534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1">SQL: SELECT * FROM produtos WHERE produtos.preco &gt; x;</text:p>
      <text:p text:style-name="P37"><text:bookmark-start text:name="__RefHeading___Toc1657_2446778808"/>Consulta 5: Produtos menores que x preço<text:bookmark-end text:name="__RefHeading___Toc1657_2446778808"/></text:p>
      <text:p text:style-name="P20">Álgebra Relacional: <draw:frame draw:style-name="fr1" draw:name="Objeto5" text:anchor-type="as-char" svg:y="-0.379cm" svg:width="2.76cm" svg:height="0.534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2">SQL: SELECT * FROM produtos WHERE produtos.preco &lt; x;</text:p>
      <text:p text:style-name="P37"><text:bookmark-start text:name="__RefHeading___Toc1659_2446778808"/>Consulta 6: Produtos de uma empresa<text:bookmark-end text:name="__RefHeading___Toc1659_2446778808"/></text:p>
      <text:p text:style-name="P20">Álgebra Relacional: <draw:frame draw:style-name="fr1" draw:name="Objeto6" text:anchor-type="as-char" svg:y="-0.388cm" svg:width="10.661cm" svg:height="0.543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2">SQL: SELECT * FROM produtos INNER JOIN empresas ON produtos.empresa_id = empresas.empresa_id WHERE empresas.nome = "&lt;nome da empresa&gt;";</text:p>
      <text:p text:style-name="P37"><text:bookmark-start text:name="__RefHeading___Toc1661_2446778808"/>Consulta 7: Opiniões sobre um produto<text:bookmark-end text:name="__RefHeading___Toc1661_2446778808"/></text:p>
      <text:p text:style-name="P20">Álgebra Relacional: <draw:frame draw:style-name="fr1" draw:name="Objeto7" text:anchor-type="as-char" svg:y="-0.388cm" svg:width="9.991cm" svg:height="0.5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3">SQL: SELECT * FROM resposta INNER JOIN produtos on resposta.produto = produtos.produto_id WHERE produtos.nome = "&lt;nome do produto&gt;";</text:p>
      <text:p text:style-name="P37"><text:bookmark-start text:name="__RefHeading___Toc1663_2446778808"/>Consulta 8: Produto com menor preço de uma empresa<text:bookmark-end text:name="__RefHeading___Toc1663_2446778808"/></text:p>
      <text:p text:style-name="P20">Álgebra Relacional: <draw:frame draw:style-name="fr1" draw:name="Objeto8" text:anchor-type="as-char" svg:y="-0.388cm" svg:width="12.846cm" svg:height="0.54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3">SQL: SELECT * FROM produtos INNER JOIN empresas ON produtos.empresa_id = empresas.empresa_id WHERE empresas.nome = "&lt;nome da empresa&gt;" ORDER BY produtos.preco LIMIT 1;</text:p>
      <text:p text:style-name="P37"><text:bookmark-start text:name="__RefHeading___Toc1665_2446778808"/>Consulta 9: Melhor opinião sobre um produto<text:bookmark-end text:name="__RefHeading___Toc1665_2446778808"/></text:p>
      <text:p text:style-name="P20">Álgebra Relacional: <draw:frame draw:style-name="fr1" draw:name="Objeto10" text:anchor-type="as-char" svg:y="-0.388cm" svg:width="11.319cm" svg:height="0.543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3">SQL: SELECT * FROM resposta INNER JOIN produtos ON produtos.produto_id = resposta.produto WHERE produtos.nome = "&lt;nome do produto&gt;" ORDER BY opiniao DESC LIMIT 1;</text:p>
      <text:p text:style-name="P37"><text:bookmark-start text:name="__RefHeading___Toc1667_2446778808"/>Consulta 10: Todos os produtos de uma empresa<text:bookmark-end text:name="__RefHeading___Toc1667_2446778808"/></text:p>
      <text:p text:style-name="P20">Álgebra Relacional: <draw:frame draw:style-name="fr1" draw:name="Objeto9" text:anchor-type="as-char" svg:y="-0.388cm" svg:width="10.661cm" svg:height="0.543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23">SQL: SELECT * FROM produtos INNER JOIN empresas ON produtos.empresa_id = empresas.empresa_id WHERE empresas.nome = "&lt;nome da empresa&gt;"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4pt" fo:font-weight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04:01:34.678031769</meta:creation-date>
    <dc:date>2025-07-01T14:10:20.722000000</dc:date>
    <meta:editing-duration>PT4H48M43S</meta:editing-duration>
    <meta:editing-cycles>17</meta:editing-cycles>
    <meta:generator>LibreOffice/24.2.3.2$Windows_X86_64 LibreOffice_project/433d9c2ded56988e8a90e6b2e771ee4e6a5ab2ba</meta:generator>
    <meta:print-date>2025-07-01T14:07:26.884000000</meta:print-date>
    <meta:printed-by>Arquivos PDF</meta:printed-by>
    <meta:document-statistic meta:table-count="3" meta:image-count="0" meta:object-count="10" meta:page-count="5" meta:paragraph-count="115" meta:word-count="763" meta:character-count="5221" meta:non-whitespace-character-count="4572"/>
  </office:meta>
</office:document-meta>
</file>

<file path=Object 1/content.xml><?xml version="1.0" encoding="utf-8"?>
<math xmlns="http://www.w3.org/1998/Math/MathML" display="block">
  <semantics>
    <mrow>
      <msub>
        <mi>γ</mi>
        <mrow>
          <mstyle mathvariant="italic">
            <mtext>produto_id</mtext>
          </mstyle>
          <mi>,</mi>
          <mi mathvariant="italic">nome</mi>
          <mi>,</mi>
          <mi mathvariant="italic">dia</mi>
          <mi>,</mi>
          <mi mathvariant="italic">mes</mi>
          <mi>,</mi>
          <mi mathvariant="italic">ano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nome</mi>
                <mo stretchy="false">=</mo>
                <mi>x</mi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produto_id", nome, dia, mes, ano; AVG(opiniao)}({%sigma_{nome = x}(produtos "⋈"_{italic "produtos.produto_id" = resposta.produto}resposta)})</annotation>
  </semantics>
</math>
</file>

<file path=Object 10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 = x}(produtos "⋈"_{italic "produtos.empresa_id" = italic "empresas.empresa_id"}empresas)</annotation>
  </semantics>
</math>
</file>

<file path=Object 2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prec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empresas</mi>
                  <msub>
                    <mtext>⋈</mtext>
                    <mrow>
                      <mstyle mathvariant="italic">
                        <mtext>empresas.empresa_id</mtext>
                      </mstyle>
                      <mo stretchy="false">=</mo>
                      <mstyle mathvariant="italic">
                        <mtext>produtos.empresa_id</mtext>
                      </mstyle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empresas_id", nome; AVG(preco)}(%sigma_{empresas.nome=x}(empresas "⋈"_{italic "empresas.empresa_id" = italic "produtos.empresa_id"}produtos)) </annotation>
  </semantics>
</math>
</file>

<file path=Object 3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 mathvariant="italic">empresas</mi>
                        <msub>
                          <mtext>⋈</mtext>
                          <mrow>
                            <mstyle mathvariant="italic">
                              <mtext>empresas.empresa_id</mtext>
                            </mstyle>
                            <mo stretchy="false">=</mo>
                            <mstyle mathvariant="italic">
                              <mtext>produtos.empresa_id</mtext>
                            </mstyle>
                          </mrow>
                        </msub>
                        <mi mathvariant="italic">produtos</mi>
                      </mrow>
                    </mrow>
                    <mo fence="true" form="postfix" stretchy="false">)</mo>
                  </mrow>
                  <msub>
                    <mtext>⋈</mtext>
                    <mrow>
                      <mi mathvariant="italic">resposta</mi>
                      <mn>.</mn>
                      <mrow>
                        <mi mathvariant="italic">produto</mi>
                        <mo stretchy="false">=</mo>
                        <mstyle mathvariant="italic">
                          <mtext>produtos.produto_id</mtext>
                        </mstyle>
                      </mrow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{ %gamma _ { italic "empresas_id" , nome ; AVG ( opiniao ) }( { %sigma _ { empresas . { nome = x } } ( { ( { empresas "⋈" _ { italic "empresas.empresa_id" = italic "produtos.empresa_id" } produtos } ) "⋈" _ { resposta . { produto = italic "produtos.produto_id" } } resposta } ) } ) }</annotation>
  </semantics>
</math>
</file>

<file path=Object 4/content.xml><?xml version="1.0" encoding="utf-8"?>
<math xmlns="http://www.w3.org/1998/Math/MathML" display="block">
  <semantics>
    <mrow>
      <msub>
        <mi>σ</mi>
        <mrow>
          <mi mathvariant="italic">preco</mi>
          <mo stretchy="false">&gt;</mo>
          <mi>x</mi>
        </mrow>
      </msub>
      <mi mathvariant="italic">produtos</mi>
    </mrow>
    <annotation encoding="StarMath 5.0">%sigma_{preco &gt; x}produtos</annotation>
  </semantics>
</math>
</file>

<file path=Object 5/content.xml><?xml version="1.0" encoding="utf-8"?>
<math xmlns="http://www.w3.org/1998/Math/MathML" display="block">
  <semantics>
    <mrow>
      <msub>
        <mi>σ</mi>
        <mrow>
          <mi mathvariant="italic">preco</mi>
          <mo stretchy="false">&lt;</mo>
          <mi>x</mi>
        </mrow>
      </msub>
      <mi mathvariant="italic">produtos</mi>
    </mrow>
    <annotation encoding="StarMath 5.0">%sigma_{preco &lt; x}produtos</annotation>
  </semantics>
</math>
</file>

<file path=Object 6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=x}(produtos "⋈"_{italic "produtos.empresa_id" = italic "empresas.empresa_id"}empresas)</annotation>
  </semantics>
</math>
</file>

<file path=Object 7/content.xml><?xml version="1.0" encoding="utf-8"?>
<math xmlns="http://www.w3.org/1998/Math/MathML" display="block">
  <semantics>
    <mrow>
      <msub>
        <mi>σ</mi>
        <mrow>
          <mi mathvariant="italic">produto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resposta</mi>
            <msub>
              <mtext>⋈</mtext>
              <mrow>
                <mi mathvariant="italic">resposta</mi>
                <mn>.</mn>
                <mrow>
                  <mi mathvariant="italic">produto</mi>
                  <mo stretchy="false">=</mo>
                  <mstyle mathvariant="italic">
                    <mtext>produtos.produto_id</mtext>
                  </mstyle>
                </mrow>
              </mrow>
            </msub>
            <mi mathvariant="italic">produtos</mi>
          </mrow>
        </mrow>
        <mo fence="true" form="postfix" stretchy="false">)</mo>
      </mrow>
    </mrow>
    <annotation encoding="StarMath 5.0">%sigma_{produtos.nome = x}(resposta "⋈"_{resposta.produto = italic "produtos.produto_id"}produtos)</annotation>
  </semantics>
</math>
</file>

<file path=Object 8/content.xml><?xml version="1.0" encoding="utf-8"?>
<math xmlns="http://www.w3.org/1998/Math/MathML" display="block">
  <semantics>
    <mrow>
      <msub>
        <mi>τ</mi>
        <mrow>
          <mi mathvariant="italic">produtos</mi>
          <mn>.</mn>
          <mi mathvariant="italic">preco</mi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style mathvariant="italic">
                        <mtext>produtos.empresa_id</mtext>
                      </mstyle>
                      <mo stretchy="false">=</mo>
                      <mstyle mathvariant="italic">
                        <mtext>empresas.empresa_id</mtext>
                      </mstyle>
                    </mrow>
                  </msub>
                  <mi mathvariant="italic">empresa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{produtos.preco}(%sigma_{empresas.nome = x}(produtos "⋈"_{italic "produtos.empresa_id" = italic "empresas.empresa_id"}empresas))</annotation>
  </semantics>
</math>
</file>

<file path=Object 9/content.xml><?xml version="1.0" encoding="utf-8"?>
<math xmlns="http://www.w3.org/1998/Math/MathML" display="block">
  <semantics>
    <mrow>
      <msub>
        <mi>τ</mi>
        <mi mathvariant="italic">opiniao</mi>
      </msub>
      <mrow>
        <mo fence="true" form="prefix" stretchy="false">(</mo>
        <mrow>
          <mrow>
            <msub>
              <mi>σ</mi>
              <mrow>
                <mi mathvariant="italic">produto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resposta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opiniao(%sigma_{produtos.nome = x}(resposta "⋈"_{italic "produtos.produto_id" = resposta.produto}produtos))</annotation>
  </semantics>
</math>
</file>